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Reduce the range of delays for optimized visualization</text:p>
      <text:p text:style-name="Standard">optimized_delays = [1, 2, 3, 4, 5] <text:s/># Fewer delay intervals</text:p>
      <text:p text:style-name="Standard">optimized_distances = [speed_of_sound * t for t in optimized_delays]</text:p>
      <text:p text:style-name="Standard"/>
      <text:p text:style-name="Standard"># Harmonic reduction of distances</text:p>
      <text:p text:style-name="Standard">optimized_harmonic_distances = [reduce_to_harmonic(int(d / 100)) for d in optimized_distances]</text:p>
      <text:p text:style-name="Standard"/>
      <text:p text:style-name="Standard"># Plot the optimized delay scaling</text:p>
      <text:p text:style-name="Standard">plt.figure(figsize=(8, 6))</text:p>
      <text:p text:style-name="Standard">plt.plot(optimized_delays, optimized_harmonic_distances, 'o-', label='Harmonic Reduction of Distances')</text:p>
      <text:p text:style-name="Standard">plt.title("Optimized Lightning-Thunder Delay and Harmonic Scaling", fontsize=14)</text:p>
      <text:p text:style-name="Standard">plt.xlabel("Delay (Seconds)")</text:p>
      <text:p text:style-name="Standard">plt.ylabel("Harmonic Value (1-9)")</text:p>
      <text:p text:style-name="Standard">plt.grid(True)</text:p>
      <text:p text:style-name="Standard">plt.legend()</text:p>
      <text:p text:style-name="Standard">plt.show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2:48:53.434154514</meta:creation-date>
    <dc:date>2025-01-18T12:57:25.418703119</dc:date>
    <meta:editing-duration>PT8M32S</meta:editing-duration>
    <meta:editing-cycles>1</meta:editing-cycles>
    <meta:document-statistic meta:table-count="0" meta:image-count="0" meta:object-count="0" meta:page-count="1" meta:paragraph-count="14" meta:word-count="73" meta:character-count="652" meta:non-whitespace-character-count="592"/>
    <meta:generator>LibreOffice/24.2.7.2$Linux_X86_64 LibreOffice_project/420$Build-2</meta:generator>
  </office:meta>
</office:document-meta>
</file>